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percentage" office:value="0">
            <text:p>0.00%</text:p>
          </table:table-cell>
          <table:table-cell office:value-type="float" office:value="540720928">
            <text:p>540720928</text:p>
          </table:table-cell>
          <table:table-cell office:value-type="float" office:value="605761973">
            <text:p>605761973</text:p>
          </table:table-cell>
          <table:table-cell office:value-type="float" office:value="861275726">
            <text:p>861275726</text:p>
          </table:table-cell>
          <table:table-cell office:value-type="float" office:value="808295766">
            <text:p>808295766</text:p>
          </table:table-cell>
          <table:table-cell office:value-type="float" office:value="879007428">
            <text:p>879007428</text:p>
          </table:table-cell>
        </table:table-row>
        <table:table-row table:style-name="ro1">
          <table:table-cell/>
          <table:table-cell table:style-name="ce1" office:value-type="percentage" office:value="0.3">
            <text:p>30.00%</text:p>
          </table:table-cell>
          <table:table-cell office:value-type="float" office:value="1573777225">
            <text:p>1573777225</text:p>
          </table:table-cell>
          <table:table-cell office:value-type="float" office:value="1629764188">
            <text:p>1629764188</text:p>
          </table:table-cell>
          <table:table-cell office:value-type="float" office:value="1676326285">
            <text:p>1676326285</text:p>
          </table:table-cell>
          <table:table-cell office:value-type="float" office:value="2257367400">
            <text:p>2257367400</text:p>
          </table:table-cell>
          <table:table-cell office:value-type="float" office:value="2854281835">
            <text:p>2854281835</text:p>
          </table:table-cell>
        </table:table-row>
        <table:table-row table:style-name="ro1">
          <table:table-cell/>
          <table:table-cell table:style-name="ce1" office:value-type="percentage" office:value="0.5">
            <text:p>50.00%</text:p>
          </table:table-cell>
          <table:table-cell office:value-type="float" office:value="1320422662">
            <text:p>1320422662</text:p>
          </table:table-cell>
          <table:table-cell office:value-type="float" office:value="1315465299">
            <text:p>1315465299</text:p>
          </table:table-cell>
          <table:table-cell office:value-type="float" office:value="1470780742">
            <text:p>1470780742</text:p>
          </table:table-cell>
          <table:table-cell office:value-type="float" office:value="2981675918">
            <text:p>2981675918</text:p>
          </table:table-cell>
          <table:table-cell office:value-type="float" office:value="3775051350">
            <text:p>3775051350</text:p>
          </table:table-cell>
        </table:table-row>
        <table:table-row table:style-name="ro1">
          <table:table-cell/>
          <table:table-cell table:style-name="ce1" office:value-type="percentage" office:value="0.9">
            <text:p>90.00%</text:p>
          </table:table-cell>
          <table:table-cell office:value-type="float" office:value="1900714152">
            <text:p>1900714152</text:p>
          </table:table-cell>
          <table:table-cell office:value-type="float" office:value="1984851202">
            <text:p>1984851202</text:p>
          </table:table-cell>
          <table:table-cell office:value-type="float" office:value="1958635713">
            <text:p>1958635713</text:p>
          </table:table-cell>
          <table:table-cell office:value-type="float" office:value="2951006897">
            <text:p>2951006897</text:p>
          </table:table-cell>
          <table:table-cell office:value-type="float" office:value="3647813887">
            <text:p>3647813887</text:p>
          </table:table-cell>
        </table:table-row>
        <table:table-row table:style-name="ro1">
          <table:table-cell/>
          <table:table-cell table:style-name="ce1" office:value-type="percentage" office:value="1">
            <text:p>100.00%</text:p>
          </table:table-cell>
          <table:table-cell office:value-type="float" office:value="1785830292">
            <text:p>1785830292</text:p>
          </table:table-cell>
          <table:table-cell office:value-type="float" office:value="1900370749">
            <text:p>1900370749</text:p>
          </table:table-cell>
          <table:table-cell office:value-type="float" office:value="1999646564">
            <text:p>1999646564</text:p>
          </table:table-cell>
          <table:table-cell office:value-type="float" office:value="3247678462">
            <text:p>3247678462</text:p>
          </table:table-cell>
          <table:table-cell office:value-type="float" office:value="5612795343">
            <text:p>5612795343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percentage" office:value="0">
            <text:p>0.00%</text:p>
          </table:table-cell>
          <table:table-cell table:style-name="ce4" office:value-type="float" office:value="100">
            <text:p>100.00</text:p>
          </table:table-cell>
          <table:table-cell table:style-name="ce4" table:formula="of:=[.D3]/[.C3]*100" office:value-type="float" office:value="112.028579186046">
            <text:p>112.03</text:p>
          </table:table-cell>
          <table:table-cell table:style-name="ce4" table:formula="of:=[.E3]/[.C3]*100" office:value-type="float" office:value="159.282853945686">
            <text:p>159.28</text:p>
          </table:table-cell>
          <table:table-cell table:style-name="ce4" table:formula="of:=[.F3]/[.C3]*100" office:value-type="float" office:value="149.484831110513">
            <text:p>149.48</text:p>
          </table:table-cell>
          <table:table-cell table:style-name="ce4" table:formula="of:=[.G3]/[.C3]*100" office:value-type="float" office:value="162.562124468021">
            <text:p>162.56</text:p>
          </table:table-cell>
        </table:table-row>
        <table:table-row table:style-name="ro1">
          <table:table-cell/>
          <table:table-cell table:style-name="ce3" office:value-type="percentage" office:value="0.3">
            <text:p>30.00%</text:p>
          </table:table-cell>
          <table:table-cell table:style-name="ce4" table:formula="of:=[.C4]/[.C3]*100" office:value-type="float" office:value="291.051657797125">
            <text:p>291.05</text:p>
          </table:table-cell>
          <table:table-cell table:style-name="ce4" table:formula="of:=[.D4]/[.C3]*100" office:value-type="float" office:value="301.405790604058">
            <text:p>301.41</text:p>
          </table:table-cell>
          <table:table-cell table:style-name="ce4" table:formula="of:=[.E4]/[.C3]*100" office:value-type="float" office:value="310.016904875559">
            <text:p>310.02</text:p>
          </table:table-cell>
          <table:table-cell table:style-name="ce4" table:formula="of:=[.F4]/[.C3]*100" office:value-type="float" office:value="417.473651029094">
            <text:p>417.47</text:p>
          </table:table-cell>
          <table:table-cell table:style-name="ce4" table:formula="of:=[.G4]/[.C3]*100" office:value-type="float" office:value="527.865981728749">
            <text:p>527.87</text:p>
          </table:table-cell>
        </table:table-row>
        <table:table-row table:style-name="ro1">
          <table:table-cell/>
          <table:table-cell table:style-name="ce3" office:value-type="percentage" office:value="0.5">
            <text:p>50.00%</text:p>
          </table:table-cell>
          <table:table-cell table:style-name="ce4" table:formula="of:=[.C5]/[.C3]*100" office:value-type="float" office:value="244.196699928729">
            <text:p>244.20</text:p>
          </table:table-cell>
          <table:table-cell table:style-name="ce4" table:formula="of:=[.D5]/[.C3]*100" office:value-type="float" office:value="243.279893727361">
            <text:p>243.28</text:p>
          </table:table-cell>
          <table:table-cell table:style-name="ce4" table:formula="of:=[.E5]/[.C3]*100" office:value-type="float" office:value="272.003665077302">
            <text:p>272.00</text:p>
          </table:table-cell>
          <table:table-cell table:style-name="ce4" table:formula="of:=[.F5]/[.C3]*100" office:value-type="float" office:value="551.4260247016">
            <text:p>551.43</text:p>
          </table:table-cell>
          <table:table-cell table:style-name="ce4" table:formula="of:=[.G5]/[.C3]*100" office:value-type="float" office:value="698.151514860546">
            <text:p>698.15</text:p>
          </table:table-cell>
        </table:table-row>
        <table:table-row table:style-name="ro1">
          <table:table-cell/>
          <table:table-cell table:style-name="ce3" office:value-type="percentage" office:value="0.9">
            <text:p>90.00%</text:p>
          </table:table-cell>
          <table:table-cell table:style-name="ce4" table:formula="of:=[.C6]/[.C3]*100" office:value-type="float" office:value="351.51481172188">
            <text:p>351.51</text:p>
          </table:table-cell>
          <table:table-cell table:style-name="ce4" table:formula="of:=[.D6]/[.C3]*100" office:value-type="float" office:value="367.074973284555">
            <text:p>367.07</text:p>
          </table:table-cell>
          <table:table-cell table:style-name="ce4" table:formula="of:=[.E6]/[.C3]*100" office:value-type="float" office:value="362.226725761204">
            <text:p>362.23</text:p>
          </table:table-cell>
          <table:table-cell table:style-name="ce4" table:formula="of:=[.F6]/[.C3]*100" office:value-type="float" office:value="545.754148616937">
            <text:p>545.75</text:p>
          </table:table-cell>
          <table:table-cell table:style-name="ce4" table:formula="of:=[.G6]/[.C3]*100" office:value-type="float" office:value="674.620436921576">
            <text:p>674.62</text:p>
          </table:table-cell>
        </table:table-row>
        <table:table-row table:style-name="ro1">
          <table:table-cell/>
          <table:table-cell table:style-name="ce3" office:value-type="percentage" office:value="1">
            <text:p>100.00%</text:p>
          </table:table-cell>
          <table:table-cell table:style-name="ce4" table:formula="of:=[.C7]/[.C3]*100" office:value-type="float" office:value="330.268387910445">
            <text:p>330.27</text:p>
          </table:table-cell>
          <table:table-cell table:style-name="ce4" table:formula="of:=[.D7]/[.C3]*100" office:value-type="float" office:value="351.451303360687">
            <text:p>351.45</text:p>
          </table:table-cell>
          <table:table-cell table:style-name="ce4" table:formula="of:=[.E7]/[.C3]*100" office:value-type="float" office:value="369.811202129021">
            <text:p>369.81</text:p>
          </table:table-cell>
          <table:table-cell table:style-name="ce4" table:formula="of:=[.F7]/[.C3]*100" office:value-type="float" office:value="600.620078459401">
            <text:p>600.62</text:p>
          </table:table-cell>
          <table:table-cell table:style-name="ce4" table:formula="of:=[.G7]/[.C3]*100" office:value-type="float" office:value="1038.02073349748">
            <text:p>1038.02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oooze </meta:initial-creator>
    <meta:creation-date>2013-05-27T23:28:13</meta:creation-date>
    <dc:date>2013-05-28T00:45:47</dc:date>
    <dc:creator>snoooze </dc:creator>
    <meta:editing-duration>PT4M56S</meta:editing-duration>
    <meta:editing-cycles>1</meta:editing-cycles>
    <meta:generator>LibreOffice/4.0.2.2$Linux_X86_64 LibreOffice_project/400m0$Build-2</meta:generator>
    <meta:document-statistic meta:table-count="1" meta:cell-count="70" meta:object-count="0"/>
  </office:meta>
</office:document-meta>
</file>